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4</text:p>
      <text:p text:style-name="P7">American Genizah Project: Partnership for Posterity</text:p>
      <text:p text:style-name="P7">Sabato Morais Collection Catalogue Template</text:p>
      <text:p text:style-name="P8"/>
      <text:p text:style-name="P8">Cataloguer: Heather Newlin</text:p>
      <text:p text:style-name="P8"/>
      <text:p text:style-name="P8"/>
      <text:p text:style-name="P8">I. Provenance</text:p>
      <text:p text:style-name="P8"/>
      <text:p text:style-name="P8">Source: CAJS Sabato Morais Papers</text:p>
      <text:p text:style-name="P8">Location: Box 7, FF 10</text:p>
      <text:p text:style-name="P8">Restrictions: ?</text:p>
      <text:p text:style-name="P8"/>
      <text:p text:style-name="P8">II. Descriptive Metadata</text:p>
      <text:p text:style-name="P8"/>
      <text:p text:style-name="P8">Script<text:tab/><text:tab/><text:tab/><text:tab/><text:tab/><text:tab/>Manuscript<text:tab/></text:p>
      <text:p text:style-name="P8"><text:s/>(manuscript or typescript) <text:tab/><text:tab/><text:tab/><text:tab/></text:p>
      <text:p text:style-name="P8">Language (s)<text:tab/><text:tab/><text:tab/><text:tab/><text:tab/>English<text:tab/><text:tab/><text:tab/><text:tab/><text:tab/></text:p>
      <text:p text:style-name="P8">Author of letter<text:tab/><text:tab/><text:tab/><text:tab/>Isaac Feinberg<text:tab/></text:p>
      <text:p text:style-name="P8">Signed letter<text:tab/><text:tab/><text:tab/><text:tab/><text:tab/>Y</text:p>
      <text:p text:style-name="P8">Unsigned letter</text:p>
      <text:p text:style-name="P8">Dictated letter</text:p>
      <text:p text:style-name="P8">Anonymous</text:p>
      <text:p text:style-name="P8">Addressee of letter<text:tab/><text:tab/><text:tab/><text:tab/>Sabato Morais</text:p>
      <text:p text:style-name="P8">Addressee as “Editor”<text:tab/><text:tab/><text:tab/><text:tab/></text:p>
      <text:p text:style-name="P8">Date (derived from Hebrew Date)<text:tab/><text:tab/></text:p>
      <text:p text:style-name="P8">Date (derived from Gregorian calendar)<text:tab/>September 6, 1896</text:p>
      <text:p text:style-name="P8">Month<text:tab/><text:tab/><text:tab/><text:tab/><text:tab/><text:tab/>September</text:p>
      <text:p text:style-name="P8">Year<text:tab/><text:tab/><text:tab/><text:tab/><text:tab/><text:tab/>1896</text:p>
      <text:p text:style-name="P8">Hebrew Date<text:tab/><text:tab/><text:tab/><text:tab/><text:tab/></text:p>
      <text:p text:style-name="P8">Undated</text:p>
      <text:p text:style-name="P8">City<text:tab/><text:tab/><text:tab/><text:tab/><text:tab/><text:tab/>Philadelphia</text:p>
      <text:p text:style-name="P8">State<text:tab/><text:tab/><text:tab/><text:tab/><text:tab/><text:tab/>PA</text:p>
      <text:p text:style-name="P8">Country<text:tab/><text:tab/><text:tab/><text:tab/><text:tab/>USA</text:p>
      <text:p text:style-name="P8">Subject<text:tab/><text:tab/><text:tab/><text:tab/><text:tab/></text:p>
      <text:p text:style-name="P8">Keywords</text:p>
      <text:p text:style-name="P8"/>
      <text:p text:style-name="P8"/>
      <text:p text:style-name="P8">III. Document Types</text:p>
      <text:p text:style-name="P8"/>
      <text:p text:style-name="P8">Correspondence<text:tab/><text:tab/><text:tab/><text:tab/>Y</text:p>
      <text:p text:style-name="P8">(Synagogue) Sermon</text:p>
      <text:p text:style-name="P8">(Public) Discourse</text:p>
      <text:p text:style-name="P8">Literary Document<text:tab/><text:tab/><text:tab/><text:tab/></text:p>
      <text:p text:style-name="P8">Legal Document</text:p>
      <text:p text:style-name="P8">Receipts</text:p>
      <text:p text:style-name="P8">Newspaper Clipping</text:p>
      <text:p text:style-name="P8">Greeting Card</text:p>
      <text:p text:style-name="P8">Calling Card</text:p>
      <text:p text:style-name="P8"><text:soft-page-break/></text:p>
      <text:p text:style-name="P8"/>
      <text:p text:style-name="P8">IV. Physical Features </text:p>
      <text:p text:style-name="P8"/>
      <text:p text:style-name="P8">Condition (e.g. fragile)<text:tab/><text:tab/><text:tab/></text:p>
      <text:p text:style-name="P8">Paper size (letter or legal size)<text:tab/><text:tab/></text:p>
      <text:p text:style-name="P8">Number of Pages<text:tab/><text:tab/><text:tab/><text:tab/>5</text:p>
      <text:p text:style-name="P8">Number of Sheets<text:tab/><text:tab/><text:tab/><text:tab/>3</text:p>
      <text:p text:style-name="P8">Fragment<text:tab/><text:tab/><text:tab/><text:tab/><text:tab/></text:p>
      <text:p text:style-name="P8">Pagination </text:p>
      <text:p text:style-name="P8">Foliation</text:p>
      <text:p text:style-name="P8">Additional Numeration</text:p>
      <text:p text:style-name="P8">Envelope<text:tab/><text:tab/><text:tab/><text:tab/><text:tab/></text:p>
      <text:p text:style-name="P8">Stamp<text:tab/><text:tab/><text:tab/><text:tab/><text:tab/><text:tab/></text:p>
      <text:p text:style-name="P8">Postma<text:tab/>rk<text:tab/><text:tab/><text:tab/><text:tab/><text:tab/></text:p>
      <text:p text:style-name="P8">Wax seal<text:tab/><text:tab/><text:tab/><text:tab/><text:tab/></text:p>
      <text:p text:style-name="P8"/>
      <text:p text:style-name="P8">V. Added entries </text:p>
      <text:p text:style-name="P8"/>
      <text:p text:style-name="P8">Additional names mentioned: </text:p>
      <text:p text:style-name="P8">Additional Places mentioned: </text:p>
      <text:p text:style-name="P8">Additional Dates mentioned:</text:p>
      <text:p text:style-name="P8"/>
      <text:p text:style-name="P8">VI. Not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Synagogue Chambers./</text:p>
      <text:p text:style-name="P3">K. K. MICKV<text:span text:style-name="T2">É</text:span><text:span text:style-name="T3"> ISRAEL,/</text:span></text:p>
      <text:p text:style-name="P3"><text:span text:style-name="T3">117 NORTH SEVENTH STREET./</text:span></text:p>
      <text:p text:style-name="P4"><text:span text:style-name="T3">Philadelphia, September 6th 1896/</text:span></text:p>
      <text:p text:style-name="P3"><text:span text:style-name="T3">Rev. Dr. S. Morais,/</text:span></text:p>
      <text:p text:style-name="P3"><text:span text:style-name="T3"><text:tab/>546 North 5th St./</text:span></text:p>
      <text:p text:style-name="P3"><text:span text:style-name="T3">My Dear Sir,/</text:span></text:p>
      <text:p text:style-name="P3"><text:span text:style-name="T3"><text:tab/>The following members o the Congregation con-/stitute the Board of Managers for the ensuing year./</text:span></text:p>
      <text:p text:style-name="P3"><text:span text:style-name="T3"><text:tab/>President--Horace A. Nathans/</text:span></text:p>
      <text:p text:style-name="P3"><text:span text:style-name="T3"><text:tab/>Vice President--Samuel M. Hyneman/</text:span></text:p>
      <text:p text:style-name="P3"><text:span text:style-name="T3"><text:tab/>Treasurer--William Morris/</text:span></text:p>
      <text:p text:style-name="P3"><text:span text:style-name="T3"><text:tab/>Recording Secretary--Isaac Feinberg/</text:span></text:p>
      <text:p text:style-name="P3"><text:soft-page-break/><text:span text:style-name="T3"><text:tab/>Corresponding "--Walter M. Steppacher/</text:span></text:p>
      <text:p text:style-name="P3"><text:span text:style-name="T3"><text:tab/>Adjunta--Charles J. Cohen/</text:span></text:p>
      <text:p text:style-name="P3"><text:span text:style-name="T3"><text:tab/><text:tab/>Lazarus Mayer/</text:span></text:p>
      <text:p text:style-name="P3"><text:span text:style-name="T3"><text:tab/><text:tab/>Andrew Kaas/</text:span></text:p>
      <text:p text:style-name="P3"><text:span text:style-name="T3"><text:tab/><text:tab/>Myer S. Frechie/</text:span></text:p>
      <text:p text:style-name="P3"><text:span text:style-name="T3"><text:tab/><text:tab/>Philip Hammerschlag/</text:span></text:p>
      <text:p text:style-name="P3"><text:span text:style-name="T3"><text:tab/><text:tab/>Jacob E. Hyneman/</text:span></text:p>
      <text:p text:style-name="P3"><text:span text:style-name="T3"/></text:p>
      <text:p text:style-name="P3"><text:span text:style-name="T3">[Page 2]</text:span></text:p>
      <text:p text:style-name="P3"><text:span text:style-name="T3"><text:tab/>It gives me great pleasure to enclose with/ this, a resolution passed by the Congregation at/ its Annual Meeting held this morning./</text:span></text:p>
      <text:p text:style-name="P3"><text:span text:style-name="T3"><text:tab/>Mrs. Feinberg joins me in wishing you/ the compliments of the season, with a fervent/ hope that the new year may witness a re-/newal of your health and strength./ <text:s/>Very Truly Yours,/ Isaac Feinberg./</text:span></text:p>
      <text:p text:style-name="P3"><text:span text:style-name="T3"/></text:p>
      <text:p text:style-name="P3"><text:span text:style-name="T3">[Page 3]</text:span></text:p>
      <text:p text:style-name="P4"><text:span text:style-name="T3">Philadelphia, September 6th 1896/</text:span></text:p>
      <text:p text:style-name="P3"><text:span text:style-name="T3">Extract from Minutes of the Annual/ Meeting of the </text:span><text:span text:style-name="T4">Congregation</text:span><text:span text:style-name="T5"> held on above date/</text:span></text:p>
      <text:p text:style-name="P3"><text:span text:style-name="T5"/></text:p>
      <text:p text:style-name="P3"><text:span text:style-name="T5"><text:tab/>"</text:span><text:span text:style-name="T4">Resolved</text:span><text:span text:style-name="T5"> that the Congregation endorse the/ action of the Board of Managers in assenting to/ the wishes of the Rev. Dr. S. Morais, regarding/ the arrangements for the conduct of the services/ during the ensuing Holydays./</text:span></text:p>
      <text:p text:style-name="P3"><text:span text:style-name="T5"><text:tab/>They deplore the serious and unexpected/ illness which has made these arrangements/ necessary and hope that Dr. Morais will/ soon be restored to the field of usefulness/ which he has so long and so ably occu-/pied."/</text:span></text:p>
      <text:p text:style-name="P3"><text:span text:style-name="T5"/></text:p>
      <text:p text:style-name="P3"><text:span text:style-name="T5">[Page 4]</text:span></text:p>
      <text:p text:style-name="P4"><text:span text:style-name="T5">Philadelphia, May 24' 1896/</text:span></text:p>
      <text:p text:style-name="P2"><text:span text:style-name="T5">Abstract from Minutes of the/</text:span></text:p>
      <text:p text:style-name="P5"><text:span text:style-name="T3">Board of Managers</text:span><text:span text:style-name="T5">/</text:span></text:p>
      <text:p text:style-name="P6"><text:span text:style-name="T5">Attention having been called to the recent illness/ and arduous duties of our minister Rev. Dr./ S. Morais, it was on motion of S. M. Hyneman,/ Esq., unanimously/</text:span></text:p>
      <text:p text:style-name="P6"><text:span text:style-name="T5"><text:tab/>Resolved, that the Parnas of the Congrega-/tion be requested to interview Rev. Dr. S. Morais/ and to express to him the views which had/ been informally presented by several mem-/bers of the Board of Managers and to obtain/ from him an opinion as to what will be/ agreeable to him, to the end that his labors/ as Chazan may be lightened./</text:span></text:p>
      <text:p text:style-name="P6"><text:span text:style-name="T5"><text:tab/>It is particularly desired to express to/</text:span></text:p>
      <text:p text:style-name="P6"><text:span text:style-name="T5"/></text:p>
      <text:p text:style-name="P6"><text:span text:style-name="T5">[Page 5]</text:span></text:p>
      <text:p text:style-name="P6"><text:span text:style-name="T5">Dr. Morais that, in this matter the Board/ is actuated by their anxiety to secure to the/ Congregation the benefit of those invaluable/ services which he alone is best able to ren-/der, by releasing him from labors which/ others may perform in a sufficiently/ acceptable manne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4:42:56.62</meta:creation-date>
    <dc:date>2012-01-05T14:53:17.56</dc:date>
    <dc:creator>Penn Libraries</dc:creator>
    <meta:editing-duration>PT00H10M2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97" meta:word-count="551" meta:character-count="3632"/>
  </office:meta>
</office:document-meta>
</file>